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automatic-styles>
    <style:style style:name="ce1" style:family="table-cell" style:parent-style-name="Default" style:data-style-name="N0">
      <style:table-cell-properties style:vertical-align="middle" fo:background-color="transparent" style:cell-protect="none"/>
    </style:style>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hin solid #000000" style:vertical-align="middle" fo:wrap-option="wrap" fo:background-color="transparent" style:cell-protect="none"/>
    </style:style>
    <style:style style:name="ce4"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5"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6" style:family="table-cell" style:parent-style-name="Default" style:data-style-name="N58">
      <style:table-cell-properties fo:border="thin solid #000000" style:vertical-align="middle" fo:background-color="transparent" style:cell-protect="none" style:repeat-content="false"/>
      <style:paragraph-properties fo:text-align="end" fo:margin-right="0cm"/>
    </style:style>
    <style:style style:name="ce7"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8" style:family="table-cell" style:parent-style-name="Default" style:data-style-name="N58">
      <style:table-cell-properties fo:border="thin solid #000000" style:vertical-align="middle" fo:background-color="transparent" style:cell-protect="protected" style:repeat-content="false"/>
      <style:paragraph-properties fo:text-align="end" fo:margin-right="0cm"/>
    </style:style>
    <style:style style:name="ce9" style:family="table-cell" style:parent-style-name="Default" style:data-style-name="N0">
      <style:table-cell-properties fo:border="thin solid #000000" style:vertical-align="middle" fo:background-color="transparent" style:cell-protect="none"/>
    </style:style>
    <style:style style:name="ce10"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1"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13"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4"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15" style:family="table-cell" style:parent-style-name="Default" style:data-style-name="N0">
      <style:table-cell-properties style:vertical-align="automatic" fo:background-color="transparent" style:cell-protect="none"/>
    </style:style>
    <style:style style:name="ce1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1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color="#000000" fo:font-weight="bold" style:font-weight-asian="bold" style:font-weight-complex="bold"/>
    </style:style>
    <style:style style:name="ce18"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19"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0"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1"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2" style:family="table-cell" style:parent-style-name="Default" style:data-style-name="N0">
      <style:table-cell-properties fo:border-top="thin solid #000000" fo:border-bottom="thin solid #000000" fo:border-left="none"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fo:border-top="thin solid #000000"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5"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7" style:family="table-cell" style:parent-style-name="Default" style:data-style-name="N0">
      <style:table-cell-properties fo:border-top="none" fo:border-bottom="none"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8" style:family="table-cell" style:parent-style-name="Default" style:data-style-name="N0">
      <style:table-cell-properties fo:border-top="none" fo:border-bottom="thin solid #000000" fo:border-left="thin solid #000000"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29"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0" style:family="table-cell" style:parent-style-name="Default" style:data-style-name="N0">
      <style:table-cell-properties fo:border-top="thin solid #000000" fo:border-bottom="thin solid #000000"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1" style:family="table-cell" style:parent-style-name="Default" style:data-style-name="N0">
      <style:table-cell-properties fo:border-top="thin solid #000000" fo:border-bottom="thin solid #000000"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2" style:family="table-cell" style:parent-style-name="Default" style:data-style-name="N0">
      <style:table-cell-properties fo:border-top="none" fo:border-bottom="none" fo:border-left="thin solid #000000" fo:border-right="thin solid #000000" style:vertical-align="automatic" fo:background-color="transparent" style:cell-protect="protected"/>
      <style:text-properties fo:font-weight="bold" style:font-weight-asian="bold" style:font-weight-complex="bold"/>
    </style:style>
    <style:style style:name="ce33" style:family="table-cell" style:parent-style-name="Default" style:data-style-name="N0">
      <style:table-cell-properties fo:border-top="none" fo:border-bottom="thin solid #000000" fo:border-left="thin solid #000000" fo:border-right="thin solid #000000" style:vertical-align="automatic" fo:background-color="transparent" style:cell-protect="protected"/>
      <style:text-properties fo:font-weight="bold" style:font-weight-asian="bold" style:font-weight-complex="bold"/>
    </style:style>
    <style:style style:name="ce34" style:family="table-cell" style:parent-style-name="Default" style:data-style-name="N0">
      <style:table-cell-properties fo:border-top="thin solid #000000" fo:border-bottom="none" fo:border-left="thin solid #000000"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fo:border-top="thin solid #000000" fo:border-bottom="none"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36" style:family="table-cell" style:parent-style-name="Default" style:data-style-name="N0">
      <style:table-cell-properties fo:border-top="thin solid #000000" fo:border-bottom="none" fo:border-left="none"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37" style:family="table-cell" style:parent-style-name="Default" style:data-style-name="N0">
      <style:table-cell-properties fo:border-top="thin solid #000000" fo:border-bottom="none"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8" style:family="table-cell" style:parent-style-name="Default" style:data-style-name="N0">
      <style:table-cell-properties fo:border-top="thin solid #000000" fo:border-bottom="none"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39" style:family="table-cell" style:parent-style-name="Default" style:data-style-name="N0">
      <style:table-cell-properties fo:border-top="none" fo:border-bottom="thin solid #000000" fo:border-left="thin solid #000000" fo:border-right="none"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0" style:family="table-cell" style:parent-style-name="Default" style:data-style-name="N0">
      <style:table-cell-properties fo:border-top="none" fo:border-bottom="thin solid #000000" fo:border-left="none" fo:border-right="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e41" style:family="table-cell" style:parent-style-name="Default" style:data-style-name="N0">
      <style:table-cell-properties fo:border-top="thin solid #000000" fo:border-bottom="thin solid #000000" fo:border-left="none" fo:border-right="none" style:vertical-align="automatic" fo:background-color="transparent" style:cell-protect="protected" style:repeat-content="false"/>
      <style:paragraph-properties fo:text-align="center"/>
      <style:text-properties fo:font-weight="bold" style:font-weight-asian="bold" style:font-weight-complex="bold"/>
    </style:style>
    <style:style style:name="ce42"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3" style:family="table-cell" style:parent-style-name="Default" style:data-style-name="N0">
      <style:table-cell-properties fo:border="thin solid #000000" style:vertical-align="middle" style:cell-protect="none"/>
    </style:style>
    <style:style style:name="ce44" style:family="table-cell" style:parent-style-name="Default" style:data-style-name="N0">
      <style:table-cell-properties fo:border="thin solid #000000" style:vertical-align="middle" style:cell-protect="none"/>
    </style:style>
    <style:style style:name="ce45"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46" style:family="table-cell" style:parent-style-name="Default" style:data-style-name="N59">
      <style:table-cell-properties fo:border="thin solid #000000" style:vertical-align="middle" fo:wrap-option="wrap" style:cell-protect="none" style:repeat-content="false"/>
      <style:paragraph-properties fo:text-align="end" fo:margin-right="0cm"/>
    </style:style>
    <style:style style:name="ce47" style:family="table-cell" style:parent-style-name="Default" style:data-style-name="N3">
      <style:table-cell-properties fo:border="thin solid #000000" style:vertical-align="middle" fo:background-color="#C0C0C0" style:cell-protect="protected" style:repeat-content="false"/>
      <style:paragraph-properties fo:text-align="end" fo:margin-right="0cm"/>
    </style:style>
    <style:style style:name="ce48"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49" style:family="table-cell" style:parent-style-name="Default" style:data-style-name="N0">
      <style:table-cell-properties fo:border="thin solid #000000" style:vertical-align="middle" fo:background-color="#C0C0C0" style:cell-protect="protected" style:repeat-content="false"/>
      <style:paragraph-properties fo:text-align="end" fo:margin-right="0cm"/>
    </style:style>
    <style:style style:name="ce50" style:family="table-cell" style:parent-style-name="Default" style:data-style-name="N1">
      <style:table-cell-properties fo:border="thin solid #000000" style:vertical-align="middle" fo:background-color="#C0C0C0" style:cell-protect="protected" style:repeat-content="false"/>
      <style:paragraph-properties fo:text-align="end" fo:margin-right="0cm"/>
    </style:style>
    <style:style style:name="ce51" style:family="table-cell" style:parent-style-name="Default" style:data-style-name="N3">
      <style:table-cell-properties fo:border="thin solid #000000" style:vertical-align="middle" fo:background-color="#969696" style:cell-protect="protected" style:repeat-content="false"/>
      <style:paragraph-properties fo:text-align="end" fo:margin-right="0cm"/>
    </style:style>
    <style:style style:name="ce52"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3" style:family="table-cell" style:parent-style-name="Default" style:data-style-name="N58">
      <style:table-cell-properties fo:border="thin solid #000000" style:vertical-align="middle" style:cell-protect="none" style:repeat-content="false"/>
      <style:paragraph-properties fo:text-align="end" fo:margin-right="0cm"/>
    </style:style>
    <style:style style:name="ce54"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5" style:family="table-cell" style:parent-style-name="Default" style:data-style-name="N58">
      <style:table-cell-properties fo:border="thin solid #000000" style:vertical-align="middle" fo:background-color="#FFFFFF" style:cell-protect="none" style:repeat-content="false"/>
      <style:paragraph-properties fo:text-align="end" fo:margin-right="0cm"/>
    </style:style>
    <style:style style:name="ce56" style:family="table-cell" style:parent-style-name="Default" style:data-style-name="N58">
      <style:table-cell-properties fo:border="thin solid #000000" style:vertical-align="middle" fo:background-color="#969696" style:cell-protect="protected" style:repeat-content="false"/>
      <style:paragraph-properties fo:text-align="end" fo:margin-right="0cm"/>
    </style:style>
    <style:style style:name="ce57" style:family="table-cell" style:parent-style-name="Default" style:data-style-name="N0">
      <style:table-cell-properties fo:border="thin solid #000000" style:vertical-align="middle" fo:background-color="#FFFFFF" style:cell-protect="none"/>
    </style:style>
    <style:style style:name="ce58" style:family="table-cell" style:parent-style-name="Default" style:data-style-name="N0">
      <style:text-properties fo:color="#000000"/>
    </style:style>
    <style:style style:name="ce59" style:family="table-cell" style:parent-style-name="Default" style:data-style-name="N0">
      <style:table-cell-properties fo:border="thin solid #000000" style:vertical-align="middle" fo:background-color="#FFFFFF" style:cell-protect="none"/>
    </style:style>
    <style:style style:name="ce60"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color="#000000" fo:font-weight="bold" style:font-weight-asian="bold" style:font-weight-complex="bold"/>
    </style:style>
    <style:style style:name="co1" style:family="table-column">
      <style:table-column-properties fo:break-before="auto" style:column-width="5.60916666666667cm"/>
    </style:style>
    <style:style style:name="co2" style:family="table-column">
      <style:table-column-properties fo:break-before="auto" style:column-width="3.571875cm"/>
    </style:style>
    <style:style style:name="co3" style:family="table-column">
      <style:table-column-properties fo:break-before="auto" style:column-width="2.48708333333333cm"/>
    </style:style>
    <style:style style:name="co4" style:family="table-column">
      <style:table-column-properties fo:break-before="auto" style:column-width="3.04270833333333cm"/>
    </style:style>
    <style:style style:name="co5" style:family="table-column">
      <style:table-column-properties fo:break-before="auto" style:column-width="2.64583333333333cm"/>
    </style:style>
    <style:style style:name="co6" style:family="table-column">
      <style:table-column-properties fo:break-before="auto" style:column-width="3.70416666666667cm"/>
    </style:style>
    <style:style style:name="co7" style:family="table-column">
      <style:table-column-properties fo:break-before="auto" style:column-width="4.55083333333333cm"/>
    </style:style>
    <style:style style:name="co8" style:family="table-column">
      <style:table-column-properties fo:break-before="auto" style:column-width="4.94770833333333cm"/>
    </style:style>
    <style:style style:name="co9" style:family="table-column">
      <style:table-column-properties fo:break-before="auto" style:column-width="4.28625cm"/>
    </style:style>
    <style:style style:name="co10"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61" style:family="table-cell" style:parent-style-name="Default" style:data-style-name="N59">
      <style:table-cell-properties fo:border="thin solid #000000" style:vertical-align="middle" fo:wrap-option="wrap" style:cell-protect="none" style:repeat-content="false"/>
      <style:paragraph-properties fo:text-align="end" fo:margin-right="0cm"/>
      <style:map style:condition="is-true-formula(msoxl:AND(NOT(ISBLANK(D4)),ISBLANK(E4)))" style:apply-style-name="cf1" style:base-cell-address="OCTOBER_2014.E4"/>
    </style:style>
    <style:style style:name="ce62" style:family="table-cell" style:parent-style-name="Default" style:data-style-name="N0">
      <style:table-cell-properties fo:border="thin solid #000000" style:vertical-align="middle" style:cell-protect="none"/>
      <style:map style:condition="is-true-formula(msoxl:AND(NOT(ISBLANK($A3)),ISBLANK(B5)))" style:apply-style-name="cf2" style:base-cell-address="OCTOBER_2014.B5"/>
    </style:style>
    <style:style style:name="ce63" style:family="table-cell" style:parent-style-name="Default" style:data-style-name="N0">
      <style:table-cell-properties fo:border="thin solid #000000" style:vertical-align="middle" style:cell-protect="none"/>
      <style:map style:condition="is-true-formula(msoxl:AND(NOT(ISBLANK($A4)),ISBLANK(B4)))" style:apply-style-name="cf1" style:base-cell-address="OCTOBER_2014.B4"/>
    </style:style>
    <style:style style:name="ce64"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is-true-formula(msoxl:AND(NOT(ISBLANK(E4)),ISBLANK(D4)))" style:apply-style-name="cf1" style:base-cell-address="OCTOBER_2014.D4"/>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R11)),ISBLANK(S11)))" style:apply-style-name="cf1" style:base-cell-address="OCTOBER_2014.S11"/>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S11)),ISBLANK(R11)))" style:apply-style-name="cf1" style:base-cell-address="OCTOBER_2014.R11"/>
    </style:style>
    <style:style style:name="ce6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W11)),ISBLANK(V11)))" style:apply-style-name="cf1" style:base-cell-address="OCTOBER_2014.V11"/>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V11)),ISBLANK(W11)))" style:apply-style-name="cf1" style:base-cell-address="OCTOBER_2014.W11"/>
    </style:style>
    <style:style style:name="ce69"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Y11)),ISBLANK(X11)))" style:apply-style-name="cf1" style:base-cell-address="OCTOBER_2014.X11"/>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X11)),ISBLANK(Y11)))" style:apply-style-name="cf1" style:base-cell-address="OCTOBER_2014.Y11"/>
    </style:style>
    <style:style style:name="ce7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U11)),ISBLANK(T11)))" style:apply-style-name="cf1" style:base-cell-address="OCTOBER_2014.T11"/>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T11)),ISBLANK(U11)))" style:apply-style-name="cf1" style:base-cell-address="OCTOBER_2014.U11"/>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D11)),ISBLANK(E11)))" style:apply-style-name="cf1" style:base-cell-address="OCTOBER_2014.E11"/>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G11)),ISBLANK(F11)))" style:apply-style-name="cf1" style:base-cell-address="OCTOBER_2014.F11"/>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F11)),ISBLANK(G11)))" style:apply-style-name="cf1" style:base-cell-address="OCTOBER_2014.G11"/>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I11)),ISBLANK(H11)))" style:apply-style-name="cf1" style:base-cell-address="OCTOBER_2014.H11"/>
    </style:style>
    <style:style style:name="ce7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H11)),ISBLANK(I11)))" style:apply-style-name="cf1" style:base-cell-address="OCTOBER_2014.I11"/>
    </style:style>
    <style:style style:name="ce78" style:family="table-cell" style:parent-style-name="Default" style:data-style-name="N0">
      <style:table-cell-properties fo:border="thin solid #000000" style:vertical-align="middle" fo:wrap-option="wrap" fo:background-color="transparent" style:cell-protect="none"/>
      <style:map style:condition="is-true-formula(msoxl:AND(NOT(ISBLANK($A11)),ISBLANK(B11)))" style:apply-style-name="cf1" style:base-cell-address="OCTOBER_2014.B11"/>
    </style:style>
    <style:style style:name="ce79" style:family="table-cell" style:parent-style-name="Default" style:data-style-name="N0">
      <style:table-cell-properties fo:border="thin solid #000000" style:vertical-align="middle" style:cell-protect="none"/>
      <style:map style:condition="is-true-formula(msoxl:AND(NOT(ISBLANK(A4)),ISBLANK(C4)))" style:apply-style-name="cf1" style:base-cell-address="OCTOBER_2014.C4"/>
    </style:style>
    <style:style style:name="ce80" style:family="table-cell" style:parent-style-name="Default" style:data-style-name="N0">
      <style:table-cell-properties fo:border="thin solid #000000" style:vertical-align="middle" style:cell-protect="none"/>
      <style:map style:condition="is-true-formula(msoxl:AND(NOT(ISBLANK(A4)),ISBLANK(C4)))" style:apply-style-name="cf1" style:base-cell-address="OCTOBER_2014.C4"/>
    </style:style>
    <style:style style:name="ce81" style:family="table-cell" style:parent-style-name="Default" style:data-style-name="N0">
      <style:table-cell-properties fo:border="thin solid #000000" style:vertical-align="middle" fo:wrap-option="wrap" fo:background-color="transparent" style:cell-protect="none"/>
      <style:map style:condition="is-true-formula(msoxl:AND(NOT(ISBLANK(A11)),ISBLANK(C11)))" style:apply-style-name="cf1" style:base-cell-address="OCTOBER_2014.C11"/>
    </style:style>
    <style:style style:name="ce8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E11)),ISBLANK(D11)))" style:apply-style-name="cf1" style:base-cell-address="OCTOBER_2014.D11"/>
    </style:style>
    <style:style style:name="ce8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M11)),ISBLANK(L11)))" style:apply-style-name="cf1" style:base-cell-address="OCTOBER_2014.L11"/>
    </style:style>
    <style:style style:name="ce8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J11)),ISBLANK(K11)))" style:apply-style-name="cf1" style:base-cell-address="OCTOBER_2014.K11"/>
    </style:style>
    <style:style style:name="ce8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L11)),ISBLANK(M11)))" style:apply-style-name="cf1" style:base-cell-address="OCTOBER_2014.M11"/>
    </style:style>
    <style:style style:name="ce8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O11)),ISBLANK(N11)))" style:apply-style-name="cf1" style:base-cell-address="OCTOBER_2014.N11"/>
    </style:style>
    <style:style style:name="ce8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K11)),ISBLANK(J11)))" style:apply-style-name="cf1" style:base-cell-address="OCTOBER_2014.J11"/>
    </style:style>
    <style:style style:name="ce8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is-true-formula(msoxl:AND(NOT(ISBLANK(N11)),ISBLANK(O11)))" style:apply-style-name="cf1" style:base-cell-address="OCTOBER_2014.O11"/>
    </style:style>
  </office:automatic-styles>
  <office:body>
    <office:spreadsheet>
      <table:calculation-settings table:case-sensitive="false" table:search-criteria-must-apply-to-whole-cell="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cell-content-is-decimal-number() and cell-content()&gt;0">
          <table:help-message table:display="true"/>
          <table:error-message table:display="true"/>
        </table:content-validation>
        <table:content-validation table:name="val3" table:condition="cell-content-is-decimal-number() and cell-content()&gt;=0">
          <table:help-message table:display="true"/>
          <table:error-message table:display="true"/>
        </table:content-validation>
      </table:content-validations>
      <table:table table:name="OCTOBER_2014" table:style-name="ta1" table:print-ranges="OCTOBER_2014.A1:OCTOBER_2014.AO21">
        <table:table-column table:style-name="co1" table:default-cell-style-name="ce2"/>
        <table:table-column table:style-name="co2" table:number-columns-repeated="2" table:default-cell-style-name="ce2"/>
        <table:table-column table:style-name="co3" table:number-columns-repeated="14" table:default-cell-style-name="ce15"/>
        <table:table-column table:style-name="co4" table:number-columns-repeated="10" table:default-cell-style-name="ce15"/>
        <table:table-column table:style-name="co5" table:number-columns-repeated="2" table:default-cell-style-name="ce2"/>
        <table:table-column table:style-name="co6" table:number-columns-repeated="7" table:default-cell-style-name="ce2"/>
        <table:table-column table:style-name="co7" table:number-columns-repeated="3" table:default-cell-style-name="ce2"/>
        <table:table-column table:style-name="co8" table:default-cell-style-name="ce2"/>
        <table:table-column table:style-name="co9" table:default-cell-style-name="ce2"/>
        <table:table-column table:style-name="co10" table:number-columns-repeated="16343" table:default-cell-style-name="ce2"/>
        <table:table-row table:style-name="ro1">
          <table:table-cell office:value-type="string" table:number-columns-spanned="1" table:number-rows-spanned="3" table:content-validation-name="val1" table:style-name="ce42">
            <text:p>Organisation name</text:p>
          </table:table-cell>
          <table:table-cell office:value-type="string" table:number-columns-spanned="1" table:number-rows-spanned="3" table:content-validation-name="val1" table:style-name="ce42">
            <text:p>Organisation<text:s/></text:p>
            <text:p>type</text:p>
          </table:table-cell>
          <table:table-cell office:value-type="string" table:number-columns-spanned="1" table:number-rows-spanned="3" table:content-validation-name="val1" table:style-name="ce42">
            <text:p>Main, parent or<text:s/></text:p>
            <text:p>sponsoring department:<text:s/></text:p>
          </table:table-cell>
          <table:table-cell office:value-type="string" table:number-columns-spanned="14" table:number-rows-spanned="1" table:style-name="ce42">
            <text:p>Payroll staff</text:p>
          </table:table-cell>
          <table:covered-table-cell table:number-columns-repeated="13"/>
          <table:table-cell office:value-type="string" table:number-columns-spanned="10" table:number-rows-spanned="1" table:content-validation-name="val1" table:style-name="ce29">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60">
            <text:p>Grand Total<text:s/></text:p>
            <text:p>(workforce numbers)</text:p>
          </table:table-cell>
          <table:covered-table-cell/>
          <table:table-cell office:value-type="string" table:number-columns-spanned="7" table:number-rows-spanned="1" table:style-name="ce29">
            <text:p>Payroll staff costs</text:p>
          </table:table-cell>
          <table:covered-table-cell table:number-columns-repeated="6"/>
          <table:table-cell office:value-type="string" table:number-columns-spanned="3" table:number-rows-spanned="1" table:style-name="ce29">
            <text:p>Non-Payroll staff (contingent labour/consultancy - CCL) costs</text:p>
          </table:table-cell>
          <table:covered-table-cell table:number-columns-repeated="2"/>
          <table:table-cell office:value-type="string" table:number-columns-spanned="1" table:number-rows-spanned="3" table:style-name="ce60">
            <text:p>Grand Total paybill/staffing (payroll and non-payroll) costs</text:p>
          </table:table-cell>
          <table:table-cell office:value-type="string" table:number-columns-spanned="1" table:number-rows-spanned="3" table:content-validation-name="val1" table:style-name="ce42">
            <text:p>Comments and note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2">
          <table:covered-table-cell/>
          <table:covered-table-cell/>
          <table:covered-table-cell/>
          <table:table-cell office:value-type="string" table:number-columns-spanned="2" table:number-rows-spanned="1" table:style-name="ce42">
            <text:p>Admin officers/admin assistants</text:p>
          </table:table-cell>
          <table:covered-table-cell/>
          <table:table-cell office:value-type="string" table:number-columns-spanned="2" table:number-rows-spanned="1" table:style-name="ce42">
            <text:p>Executive Officers</text:p>
          </table:table-cell>
          <table:covered-table-cell/>
          <table:table-cell office:value-type="string" table:number-columns-spanned="2" table:number-rows-spanned="1" table:style-name="ce42">
            <text:p>Higher Executive Officers/Senior Executive Officers</text:p>
          </table:table-cell>
          <table:covered-table-cell/>
          <table:table-cell office:value-type="string" table:number-columns-spanned="2" table:number-rows-spanned="1" table:style-name="ce42">
            <text:p>Grade 6/7</text:p>
          </table:table-cell>
          <table:covered-table-cell/>
          <table:table-cell office:value-type="string" table:number-columns-spanned="2" table:number-rows-spanned="1" table:style-name="ce42">
            <text:p>Senior Civil Service</text:p>
          </table:table-cell>
          <table:covered-table-cell/>
          <table:table-cell office:value-type="string" table:number-columns-spanned="2" table:number-rows-spanned="1" table:style-name="ce42">
            <text:p>Other, unknown, or unspecified</text:p>
          </table:table-cell>
          <table:covered-table-cell/>
          <table:table-cell office:value-type="string" table:number-columns-spanned="2" table:number-rows-spanned="1" table:content-validation-name="val1" table:style-name="ce42">
            <text:p>Total</text:p>
            <text:p>Employees</text:p>
          </table:table-cell>
          <table:covered-table-cell/>
          <table:table-cell office:value-type="string" table:number-columns-spanned="2" table:number-rows-spanned="1" table:style-name="ce42">
            <text:p>Agency staff<text:s/></text:p>
            <text:p>(clerical/admin)</text:p>
          </table:table-cell>
          <table:covered-table-cell/>
          <table:table-cell office:value-type="string" table:number-columns-spanned="2" table:number-rows-spanned="1" table:style-name="ce29">
            <text:p>Interim managers</text:p>
          </table:table-cell>
          <table:covered-table-cell/>
          <table:table-cell office:value-type="string" table:number-columns-spanned="2" table:number-rows-spanned="1" table:style-name="ce29">
            <text:p>Specialist Contractors</text:p>
          </table:table-cell>
          <table:covered-table-cell/>
          <table:table-cell office:value-type="string" table:number-columns-spanned="2" table:number-rows-spanned="1" table:style-name="ce29">
            <text:p>Consultants/consultancy</text:p>
          </table:table-cell>
          <table:covered-table-cell/>
          <table:table-cell office:value-type="string" table:number-columns-spanned="2" table:number-rows-spanned="1" table:style-name="ce42">
            <text:p>Total</text:p>
          </table:table-cell>
          <table:covered-table-cell/>
          <table:covered-table-cell/>
          <table:covered-table-cell/>
          <table:table-cell office:value-type="string" table:number-columns-spanned="1" table:number-rows-spanned="2" table:style-name="ce42">
            <text:p>Salary</text:p>
          </table:table-cell>
          <table:table-cell office:value-type="string" table:number-columns-spanned="1" table:number-rows-spanned="2" table:style-name="ce42">
            <text:p>Allowances</text:p>
          </table:table-cell>
          <table:table-cell office:value-type="string" table:number-columns-spanned="1" table:number-rows-spanned="2" table:style-name="ce42">
            <text:p>Non-consolidated performance payments</text:p>
          </table:table-cell>
          <table:table-cell office:value-type="string" table:number-columns-spanned="1" table:number-rows-spanned="2" table:style-name="ce42">
            <text:p>Overtime</text:p>
          </table:table-cell>
          <table:table-cell office:value-type="string" table:number-columns-spanned="1" table:number-rows-spanned="2" table:style-name="ce42">
            <text:p>Employer pension contributions</text:p>
          </table:table-cell>
          <table:table-cell office:value-type="string" table:number-columns-spanned="1" table:number-rows-spanned="2" table:style-name="ce42">
            <text:p>Employer national insurance contributions</text:p>
          </table:table-cell>
          <table:table-cell office:value-type="string" table:number-columns-spanned="1" table:number-rows-spanned="2" table:style-name="ce42">
            <text:p>Total paybill for payroll staff</text:p>
          </table:table-cell>
          <table:table-cell office:value-type="string" table:number-columns-spanned="1" table:number-rows-spanned="2" table:style-name="ce42">
            <text:p>Total cost of contingent labour: agency (clerical and admin) staff, interim managers and specialist contractors</text:p>
          </table:table-cell>
          <table:table-cell office:value-type="string" table:number-columns-spanned="1" table:number-rows-spanned="2" table:style-name="ce42">
            <text:p>Total cost of consultants/</text:p>
            <text:p>consultancy</text:p>
          </table:table-cell>
          <table:table-cell office:value-type="string" table:number-columns-spanned="1" table:number-rows-spanned="2" table:style-name="ce42">
            <text:p>Total non-payroll (CCL) staff costs</text:p>
          </table:table-cell>
          <table:covered-table-cell/>
          <table:covered-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3">
          <table:covered-table-cell/>
          <table:covered-table-cell/>
          <table:covered-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0">
            <text:p>Headcount</text:p>
          </table:table-cell>
          <table:table-cell office:value-type="string" table:style-name="ce10">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style-name="ce11">
            <text:p>Headcount</text:p>
          </table:table-cell>
          <table:table-cell office:value-type="string" table:style-name="ce11">
            <text:p>Full-time<text:s/></text:p>
            <text:p>equivalent</text:p>
          </table:table-cell>
          <table:table-cell office:value-type="string" table:content-validation-name="val1" table:style-name="ce17">
            <text:p>Headcount</text:p>
          </table:table-cell>
          <table:table-cell office:value-type="string" table:content-validation-name="val1" table:style-name="ce1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Department for Education</text:p>
          </table:table-cell>
          <table:table-cell office:value-type="string" table:style-name="ce63">
            <text:p>Ministerial Department</text:p>
          </table:table-cell>
          <table:table-cell office:value-type="string" table:style-name="ce79">
            <text:p>Department for Education</text:p>
          </table:table-cell>
          <table:table-cell office:value-type="float" office:value="107" table:style-name="ce64">
            <text:p>107</text:p>
          </table:table-cell>
          <table:table-cell office:value-type="float" office:value="97.790000000000035" table:style-name="ce61">
            <text:p>97.8</text:p>
          </table:table-cell>
          <table:table-cell office:value-type="float" office:value="472" table:style-name="ce64">
            <text:p>472</text:p>
          </table:table-cell>
          <table:table-cell office:value-type="float" office:value="452.69999999999993" table:style-name="ce61">
            <text:p>452.7</text:p>
          </table:table-cell>
          <table:table-cell office:value-type="float" office:value="921" table:style-name="ce64">
            <text:p>921</text:p>
          </table:table-cell>
          <table:table-cell office:value-type="float" office:value="886.92" table:style-name="ce61">
            <text:p>886.9</text:p>
          </table:table-cell>
          <table:table-cell office:value-type="float" office:value="668" table:style-name="ce64">
            <text:p>668</text:p>
          </table:table-cell>
          <table:table-cell office:value-type="float" office:value="637.70000000000005" table:style-name="ce61">
            <text:p>637.7</text:p>
          </table:table-cell>
          <table:table-cell office:value-type="float" office:value="96" table:style-name="ce64">
            <text:p>96</text:p>
          </table:table-cell>
          <table:table-cell office:value-type="float" office:value="91.860000000000014" table:style-name="ce61">
            <text:p>91.9</text:p>
          </table:table-cell>
          <table:table-cell table:style-name="ce64"/>
          <table:table-cell table:style-name="ce61"/>
          <table:table-cell office:value-type="float" office:value="2264" table:formula="msoxl:=SUM(D4,F4,H4,J4,L4,N4)" table:content-validation-name="val1" table:style-name="ce47">
            <text:p>2,264</text:p>
          </table:table-cell>
          <table:table-cell office:value-type="float" office:value="2166.9699999999998" table:formula="msoxl:=SUM(E4,G4,I4,K4,M4,O4)" table:content-validation-name="val1" table:style-name="ce48">
            <text:p>2167</text:p>
          </table:table-cell>
          <table:table-cell office:value-type="float" office:value="37" table:style-name="ce64">
            <text:p>37</text:p>
          </table:table-cell>
          <table:table-cell office:value-type="float" office:value="28.9" table:style-name="ce61">
            <text:p>28.9</text:p>
          </table:table-cell>
          <table:table-cell office:value-type="float" office:value="1" table:style-name="ce64">
            <text:p>1</text:p>
          </table:table-cell>
          <table:table-cell office:value-type="float" office:value="1" table:style-name="ce61">
            <text:p>1.0</text:p>
          </table:table-cell>
          <table:table-cell office:value-type="float" office:value="3" table:style-name="ce64">
            <text:p>3</text:p>
          </table:table-cell>
          <table:table-cell office:value-type="float" office:value="3" table:style-name="ce61">
            <text:p>3.0</text:p>
          </table:table-cell>
          <table:table-cell office:value-type="float" office:value="0" table:style-name="ce64">
            <text:p>0</text:p>
          </table:table-cell>
          <table:table-cell office:value-type="float" office:value="0" table:style-name="ce61">
            <text:p>0.0</text:p>
          </table:table-cell>
          <table:table-cell office:value-type="float" office:value="41" table:formula="msoxl:=SUM(R4,T4,V4,X4,)" table:style-name="ce49">
            <text:p>41</text:p>
          </table:table-cell>
          <table:table-cell office:value-type="float" office:value="32.9" table:formula="msoxl:=SUM(S4,U4,W4,Y4)" table:style-name="ce50">
            <text:p>33</text:p>
          </table:table-cell>
          <table:table-cell office:value-type="float" office:value="2305" table:formula="msoxl:=P4+Z4" table:content-validation-name="val1" table:style-name="ce51">
            <text:p>2,305</text:p>
          </table:table-cell>
          <table:table-cell office:value-type="float" office:value="2199.87" table:formula="msoxl:=Q4+AA4" table:content-validation-name="val1" table:style-name="ce51">
            <text:p>2,200</text:p>
          </table:table-cell>
          <table:table-cell office:value-type="currency" office:value="8022322.0699999994" table:content-validation-name="val3" table:style-name="ce52">
            <text:p>£8,022,322.07</text:p>
          </table:table-cell>
          <table:table-cell office:value-type="currency" office:value="0" table:content-validation-name="val3" table:style-name="ce53">
            <text:p>£0.00</text:p>
          </table:table-cell>
          <table:table-cell office:value-type="currency" office:value="18806.25" table:content-validation-name="val3" table:style-name="ce53">
            <text:p>£18,806.25</text:p>
          </table:table-cell>
          <table:table-cell office:value-type="currency" office:value="44870.030000000006" table:content-validation-name="val3" table:style-name="ce53">
            <text:p>£44,870.03</text:p>
          </table:table-cell>
          <table:table-cell office:value-type="currency" office:value="1558477.75" table:content-validation-name="val3" table:style-name="ce53">
            <text:p>£1,558,477.75</text:p>
          </table:table-cell>
          <table:table-cell office:value-type="currency" office:value="696755.20000000007" table:content-validation-name="val3" table:style-name="ce53">
            <text:p>£696,755.20</text:p>
          </table:table-cell>
          <table:table-cell office:value-type="currency" office:value="10341231.299999999" table:formula="msoxl:=SUM(AD4:AI4)" table:style-name="ce54">
            <text:p>£10,341,231.30</text:p>
          </table:table-cell>
          <table:table-cell office:value-type="currency" office:value="322118.56000000006" table:content-validation-name="val3" table:style-name="ce55">
            <text:p>£322,118.56</text:p>
          </table:table-cell>
          <table:table-cell office:value-type="currency" office:value="207757.40000000002" table:content-validation-name="val3" table:style-name="ce55">
            <text:p>£207,757.40</text:p>
          </table:table-cell>
          <table:table-cell office:value-type="currency" office:value="529875.96000000008" table:formula="msoxl:=SUM(AK4:AL4)" table:style-name="ce56">
            <text:p>£529,875.96</text:p>
          </table:table-cell>
          <table:table-cell office:value-type="currency" office:value="10871107.26" table:formula="msoxl:=SUM(AM4,AJ4)" table:style-name="ce56">
            <text:p>£10,871,107.26</text:p>
          </table:table-cell>
          <table:table-cell office:value-type="string" table:content-validation-name="val1" table:style-name="ce57">
            <text:p>Please note "Specialist Contractors" data reflect those engagements through the Capita Managed Service Provider Framework only and not any engagements outside of that Framework. Not able to split by interims or specialist contractors. Data provided directly by Capita as part of Management Information collection. <text:s/>In previous monthly workforce MI returns, only Hays agency staff were recorded. <text:s/>From April 2012 onwards, agency staff from both Reed and Hays will be record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Education Funding Agency<text:s/></text:p>
          </table:table-cell>
          <table:table-cell office:value-type="string" table:style-name="ce62">
            <text:p>Executive Agency</text:p>
          </table:table-cell>
          <table:table-cell office:value-type="string" table:style-name="ce80">
            <text:p>Department for Education</text:p>
          </table:table-cell>
          <table:table-cell office:value-type="float" office:value="29" table:style-name="ce64">
            <text:p>29</text:p>
          </table:table-cell>
          <table:table-cell office:value-type="float" office:value="26.990000000000002" table:style-name="ce61">
            <text:p>27.0</text:p>
          </table:table-cell>
          <table:table-cell office:value-type="float" office:value="93" table:style-name="ce64">
            <text:p>93</text:p>
          </table:table-cell>
          <table:table-cell office:value-type="float" office:value="89.700000000000017" table:style-name="ce61">
            <text:p>89.7</text:p>
          </table:table-cell>
          <table:table-cell office:value-type="float" office:value="317" table:style-name="ce64">
            <text:p>317</text:p>
          </table:table-cell>
          <table:table-cell office:value-type="float" office:value="307.8" table:style-name="ce61">
            <text:p>307.8</text:p>
          </table:table-cell>
          <table:table-cell office:value-type="float" office:value="341" table:style-name="ce64">
            <text:p>341</text:p>
          </table:table-cell>
          <table:table-cell office:value-type="float" office:value="334.08999999999992" table:style-name="ce61">
            <text:p>334.1</text:p>
          </table:table-cell>
          <table:table-cell office:value-type="float" office:value="31" table:style-name="ce64">
            <text:p>31</text:p>
          </table:table-cell>
          <table:table-cell office:value-type="float" office:value="30.280000000000005" table:style-name="ce61">
            <text:p>30.3</text:p>
          </table:table-cell>
          <table:table-cell table:style-name="ce64"/>
          <table:table-cell table:style-name="ce61"/>
          <table:table-cell office:value-type="float" office:value="811" table:formula="msoxl:=SUM(D5,F5,H5,J5,L5,N5)" table:content-validation-name="val1" table:style-name="ce47">
            <text:p>811</text:p>
          </table:table-cell>
          <table:table-cell office:value-type="float" office:value="788.8599999999999" table:formula="msoxl:=SUM(E5,G5,I5,K5,M5,O5)" table:content-validation-name="val1" table:style-name="ce48">
            <text:p>789</text:p>
          </table:table-cell>
          <table:table-cell office:value-type="float" office:value="23" table:style-name="ce64">
            <text:p>23</text:p>
          </table:table-cell>
          <table:table-cell office:value-type="float" office:value="23" table:style-name="ce61">
            <text:p>23.0</text:p>
          </table:table-cell>
          <table:table-cell office:value-type="float" office:value="0" table:style-name="ce64">
            <text:p>0</text:p>
          </table:table-cell>
          <table:table-cell office:value-type="float" office:value="0" table:style-name="ce61">
            <text:p>0.0</text:p>
          </table:table-cell>
          <table:table-cell office:value-type="float" office:value="194" table:style-name="ce64">
            <text:p>194</text:p>
          </table:table-cell>
          <table:table-cell office:value-type="float" office:value="186.4" table:style-name="ce61">
            <text:p>186.4</text:p>
          </table:table-cell>
          <table:table-cell office:value-type="float" office:value="0" table:style-name="ce64">
            <text:p>0</text:p>
          </table:table-cell>
          <table:table-cell office:value-type="float" office:value="0" table:style-name="ce61">
            <text:p>0.0</text:p>
          </table:table-cell>
          <table:table-cell office:value-type="float" office:value="217" table:formula="msoxl:=SUM(R5,T5,V5,X5,)" table:style-name="ce49">
            <text:p>217</text:p>
          </table:table-cell>
          <table:table-cell office:value-type="float" office:value="209.4" table:formula="msoxl:=SUM(S5,U5,W5,Y5)" table:style-name="ce50">
            <text:p>209</text:p>
          </table:table-cell>
          <table:table-cell office:value-type="float" office:value="1028" table:formula="msoxl:=P5+Z5" table:content-validation-name="val1" table:style-name="ce51">
            <text:p>1,028</text:p>
          </table:table-cell>
          <table:table-cell office:value-type="float" office:value="998.25999999999988" table:formula="msoxl:=Q5+AA5" table:content-validation-name="val1" table:style-name="ce51">
            <text:p>998</text:p>
          </table:table-cell>
          <table:table-cell office:value-type="currency" office:value="2628801.14" table:content-validation-name="val3" table:style-name="ce52">
            <text:p>£2,628,801.14</text:p>
          </table:table-cell>
          <table:table-cell office:value-type="currency" office:value="12578.59" table:content-validation-name="val3" table:style-name="ce53">
            <text:p>£12,578.59</text:p>
          </table:table-cell>
          <table:table-cell office:value-type="currency" office:value="0" table:content-validation-name="val3" table:style-name="ce53">
            <text:p>£0.00</text:p>
          </table:table-cell>
          <table:table-cell office:value-type="currency" office:value="1199.48" table:content-validation-name="val3" table:style-name="ce53">
            <text:p>£1,199.48</text:p>
          </table:table-cell>
          <table:table-cell office:value-type="currency" office:value="622791.16" table:content-validation-name="val3" table:style-name="ce53">
            <text:p>£622,791.16</text:p>
          </table:table-cell>
          <table:table-cell office:value-type="currency" office:value="272850.78000000003" table:content-validation-name="val3" table:style-name="ce53">
            <text:p>£272,850.78</text:p>
          </table:table-cell>
          <table:table-cell office:value-type="currency" office:value="3538221.1500000004" table:formula="msoxl:=SUM(AD5:AI5)" table:style-name="ce54">
            <text:p>£3,538,221.15</text:p>
          </table:table-cell>
          <table:table-cell office:value-type="currency" office:value="1499452.67" table:content-validation-name="val3" table:style-name="ce55">
            <text:p>£1,499,452.67</text:p>
          </table:table-cell>
          <table:table-cell office:value-type="currency" office:value="0" table:content-validation-name="val3" table:style-name="ce55">
            <text:p>£0.00</text:p>
          </table:table-cell>
          <table:table-cell office:value-type="currency" office:value="1499452.67" table:formula="msoxl:=SUM(AK5:AL5)" table:style-name="ce56">
            <text:p>£1,499,452.67</text:p>
          </table:table-cell>
          <table:table-cell office:value-type="currency" office:value="5037673.82" table:formula="msoxl:=SUM(AM5,AJ5)" table:style-name="ce56">
            <text:p>£5,037,673.82</text:p>
          </table:table-cell>
          <table:table-cell table:style-name="ce5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National College for Teaching and Leadership</text:p>
          </table:table-cell>
          <table:table-cell office:value-type="string" table:style-name="ce62">
            <text:p>Executive Agency</text:p>
          </table:table-cell>
          <table:table-cell office:value-type="string" table:style-name="ce80">
            <text:p>Department for Education</text:p>
          </table:table-cell>
          <table:table-cell office:value-type="float" office:value="21" table:style-name="ce64">
            <text:p>21</text:p>
          </table:table-cell>
          <table:table-cell office:value-type="float" office:value="20.619999999999997" table:style-name="ce61">
            <text:p>20.6</text:p>
          </table:table-cell>
          <table:table-cell office:value-type="float" office:value="87" table:style-name="ce64">
            <text:p>87</text:p>
          </table:table-cell>
          <table:table-cell office:value-type="float" office:value="82.330000000000027" table:style-name="ce61">
            <text:p>82.3</text:p>
          </table:table-cell>
          <table:table-cell office:value-type="float" office:value="131" table:style-name="ce64">
            <text:p>131</text:p>
          </table:table-cell>
          <table:table-cell office:value-type="float" office:value="122.99" table:style-name="ce61">
            <text:p>123.0</text:p>
          </table:table-cell>
          <table:table-cell office:value-type="float" office:value="72" table:style-name="ce64">
            <text:p>72</text:p>
          </table:table-cell>
          <table:table-cell office:value-type="float" office:value="69.19" table:style-name="ce61">
            <text:p>69.2</text:p>
          </table:table-cell>
          <table:table-cell office:value-type="float" office:value="13" table:style-name="ce64">
            <text:p>13</text:p>
          </table:table-cell>
          <table:table-cell office:value-type="float" office:value="13" table:style-name="ce61">
            <text:p>13.0</text:p>
          </table:table-cell>
          <table:table-cell table:style-name="ce64"/>
          <table:table-cell table:style-name="ce61"/>
          <table:table-cell office:value-type="float" office:value="324" table:formula="msoxl:=SUM(D6,F6,H6,J6,L6,N6)" table:content-validation-name="val1" table:style-name="ce47">
            <text:p>324</text:p>
          </table:table-cell>
          <table:table-cell office:value-type="float" office:value="308.13" table:formula="msoxl:=SUM(E6,G6,I6,K6,M6,O6)" table:content-validation-name="val1" table:style-name="ce48">
            <text:p>308</text:p>
          </table:table-cell>
          <table:table-cell office:value-type="float" office:value="11" table:style-name="ce64">
            <text:p>11</text:p>
          </table:table-cell>
          <table:table-cell office:value-type="float" office:value="10.938000000000001" table:style-name="ce61">
            <text:p>10.9</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11" table:formula="msoxl:=SUM(R6,T6,V6,X6,)" table:style-name="ce49">
            <text:p>11</text:p>
          </table:table-cell>
          <table:table-cell office:value-type="float" office:value="10.938000000000001" table:formula="msoxl:=SUM(S6,U6,W6,Y6)" table:style-name="ce50">
            <text:p>11</text:p>
          </table:table-cell>
          <table:table-cell office:value-type="float" office:value="335" table:formula="msoxl:=P6+Z6" table:content-validation-name="val1" table:style-name="ce51">
            <text:p>335</text:p>
          </table:table-cell>
          <table:table-cell office:value-type="float" office:value="319.06799999999998" table:formula="msoxl:=Q6+AA6" table:content-validation-name="val1" table:style-name="ce51">
            <text:p>319</text:p>
          </table:table-cell>
          <table:table-cell office:value-type="currency" office:value="953024.45000000007" table:content-validation-name="val3" table:style-name="ce52">
            <text:p>£953,024.45</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926.92000000000007" table:content-validation-name="val3" table:style-name="ce53">
            <text:p>£926.92</text:p>
          </table:table-cell>
          <table:table-cell office:value-type="currency" office:value="189989.24" table:content-validation-name="val3" table:style-name="ce53">
            <text:p>£189,989.24</text:p>
          </table:table-cell>
          <table:table-cell office:value-type="currency" office:value="78708.33" table:content-validation-name="val3" table:style-name="ce53">
            <text:p>£78,708.33</text:p>
          </table:table-cell>
          <table:table-cell office:value-type="currency" office:value="1222648.9400000002" table:formula="msoxl:=SUM(AD6:AI6)" table:style-name="ce54">
            <text:p>£1,222,648.94</text:p>
          </table:table-cell>
          <table:table-cell office:value-type="currency" office:value="17116.810000000001" table:content-validation-name="val3" table:style-name="ce55">
            <text:p>£17,116.81</text:p>
          </table:table-cell>
          <table:table-cell office:value-type="currency" office:value="0" table:content-validation-name="val3" table:style-name="ce55">
            <text:p>£0.00</text:p>
          </table:table-cell>
          <table:table-cell office:value-type="currency" office:value="17116.810000000001" table:formula="msoxl:=SUM(AK6:AL6)" table:style-name="ce56">
            <text:p>£17,116.81</text:p>
          </table:table-cell>
          <table:table-cell office:value-type="currency" office:value="1239765.7500000002" table:formula="msoxl:=SUM(AM6,AJ6)" table:style-name="ce56">
            <text:p>£1,239,765.75</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Standards and Testing Agency</text:p>
          </table:table-cell>
          <table:table-cell office:value-type="string" table:style-name="ce62">
            <text:p>Executive Agency</text:p>
          </table:table-cell>
          <table:table-cell office:value-type="string" table:style-name="ce80">
            <text:p>Department for Education</text:p>
          </table:table-cell>
          <table:table-cell office:value-type="float" office:value="0" table:style-name="ce64">
            <text:p>0</text:p>
          </table:table-cell>
          <table:table-cell office:value-type="float" office:value="0" table:style-name="ce61">
            <text:p>0.0</text:p>
          </table:table-cell>
          <table:table-cell office:value-type="float" office:value="17" table:style-name="ce64">
            <text:p>17</text:p>
          </table:table-cell>
          <table:table-cell office:value-type="float" office:value="17" table:style-name="ce61">
            <text:p>17.0</text:p>
          </table:table-cell>
          <table:table-cell office:value-type="float" office:value="43" table:style-name="ce64">
            <text:p>43</text:p>
          </table:table-cell>
          <table:table-cell office:value-type="float" office:value="42.12" table:style-name="ce61">
            <text:p>42.1</text:p>
          </table:table-cell>
          <table:table-cell office:value-type="float" office:value="34" table:style-name="ce64">
            <text:p>34</text:p>
          </table:table-cell>
          <table:table-cell office:value-type="float" office:value="33.06" table:style-name="ce61">
            <text:p>33.1</text:p>
          </table:table-cell>
          <table:table-cell office:value-type="float" office:value="3" table:style-name="ce64">
            <text:p>3</text:p>
          </table:table-cell>
          <table:table-cell office:value-type="float" office:value="3" table:style-name="ce61">
            <text:p>3.0</text:p>
          </table:table-cell>
          <table:table-cell table:style-name="ce64"/>
          <table:table-cell table:style-name="ce61"/>
          <table:table-cell office:value-type="float" office:value="97" table:formula="msoxl:=SUM(D7,F7,H7,J7,L7,N7)" table:content-validation-name="val1" table:style-name="ce47">
            <text:p>97</text:p>
          </table:table-cell>
          <table:table-cell office:value-type="float" office:value="95.18" table:formula="msoxl:=SUM(E7,G7,I7,K7,M7,O7)" table:content-validation-name="val1" table:style-name="ce48">
            <text:p>95</text:p>
          </table:table-cell>
          <table:table-cell office:value-type="float" office:value="4" table:style-name="ce64">
            <text:p>4</text:p>
          </table:table-cell>
          <table:table-cell office:value-type="float" office:value="4" table:style-name="ce61">
            <text:p>4.0</text:p>
          </table:table-cell>
          <table:table-cell office:value-type="float" office:value="0" table:style-name="ce64">
            <text:p>0</text:p>
          </table:table-cell>
          <table:table-cell office:value-type="float" office:value="0" table:style-name="ce61">
            <text:p>0.0</text:p>
          </table:table-cell>
          <table:table-cell office:value-type="float" office:value="6" table:style-name="ce64">
            <text:p>6</text:p>
          </table:table-cell>
          <table:table-cell office:value-type="float" office:value="1.1299999999999999" table:style-name="ce61">
            <text:p>1.1</text:p>
          </table:table-cell>
          <table:table-cell office:value-type="float" office:value="0" table:style-name="ce64">
            <text:p>0</text:p>
          </table:table-cell>
          <table:table-cell office:value-type="float" office:value="0" table:style-name="ce61">
            <text:p>0.0</text:p>
          </table:table-cell>
          <table:table-cell office:value-type="float" office:value="10" table:formula="msoxl:=SUM(R7,T7,V7,X7,)" table:style-name="ce49">
            <text:p>10</text:p>
          </table:table-cell>
          <table:table-cell office:value-type="float" office:value="5.13" table:formula="msoxl:=SUM(S7,U7,W7,Y7)" table:style-name="ce50">
            <text:p>5</text:p>
          </table:table-cell>
          <table:table-cell office:value-type="float" office:value="107" table:formula="msoxl:=P7+Z7" table:content-validation-name="val1" table:style-name="ce51">
            <text:p>107</text:p>
          </table:table-cell>
          <table:table-cell office:value-type="float" office:value="100.31" table:formula="msoxl:=Q7+AA7" table:content-validation-name="val1" table:style-name="ce51">
            <text:p>100</text:p>
          </table:table-cell>
          <table:table-cell office:value-type="currency" office:value="337990.84" table:content-validation-name="val3" table:style-name="ce52">
            <text:p>£337,990.84</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4100.87" table:content-validation-name="val3" table:style-name="ce53">
            <text:p>£4,100.87</text:p>
          </table:table-cell>
          <table:table-cell office:value-type="currency" office:value="66361.33" table:content-validation-name="val3" table:style-name="ce53">
            <text:p>£66,361.33</text:p>
          </table:table-cell>
          <table:table-cell office:value-type="currency" office:value="29969.05" table:content-validation-name="val3" table:style-name="ce53">
            <text:p>£29,969.05</text:p>
          </table:table-cell>
          <table:table-cell office:value-type="currency" office:value="438422.09" table:formula="msoxl:=SUM(AD7:AI7)" table:style-name="ce54">
            <text:p>£438,422.09</text:p>
          </table:table-cell>
          <table:table-cell office:value-type="currency" office:value="19586.099999999999" table:content-validation-name="val3" table:style-name="ce55">
            <text:p>£19,586.10</text:p>
          </table:table-cell>
          <table:table-cell office:value-type="currency" office:value="0" table:content-validation-name="val3" table:style-name="ce55">
            <text:p>£0.00</text:p>
          </table:table-cell>
          <table:table-cell office:value-type="currency" office:value="19586.099999999999" table:formula="msoxl:=SUM(AK7:AL7)" table:style-name="ce56">
            <text:p>£19,586.10</text:p>
          </table:table-cell>
          <table:table-cell office:value-type="currency" office:value="458008.19" table:formula="msoxl:=SUM(AM7,AJ7)" table:style-name="ce56">
            <text:p>£458,008.19</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for Standards in Education, Children's Services &amp; Skills</text:p>
          </table:table-cell>
          <table:table-cell office:value-type="string" table:style-name="ce63">
            <text:p>Non-Ministerial Department</text:p>
          </table:table-cell>
          <table:table-cell office:value-type="string" table:style-name="ce80">
            <text:p>Department for Education</text:p>
          </table:table-cell>
          <table:table-cell office:value-type="float" office:value="188" table:style-name="ce64">
            <text:p>188</text:p>
          </table:table-cell>
          <table:table-cell office:value-type="float" office:value="171.8" table:style-name="ce61">
            <text:p>171.8</text:p>
          </table:table-cell>
          <table:table-cell office:value-type="float" office:value="143" table:style-name="ce64">
            <text:p>143</text:p>
          </table:table-cell>
          <table:table-cell office:value-type="float" office:value="139.4" table:style-name="ce61">
            <text:p>139.4</text:p>
          </table:table-cell>
          <table:table-cell office:value-type="float" office:value="450" table:style-name="ce64">
            <text:p>450</text:p>
          </table:table-cell>
          <table:table-cell office:value-type="float" office:value="441.5" table:style-name="ce61">
            <text:p>441.5</text:p>
          </table:table-cell>
          <table:table-cell office:value-type="float" office:value="493" table:style-name="ce64">
            <text:p>493</text:p>
          </table:table-cell>
          <table:table-cell office:value-type="float" office:value="469.8" table:style-name="ce61">
            <text:p>469.8</text:p>
          </table:table-cell>
          <table:table-cell office:value-type="float" office:value="29" table:style-name="ce64">
            <text:p>29</text:p>
          </table:table-cell>
          <table:table-cell office:value-type="float" office:value="29" table:style-name="ce61">
            <text:p>29.0</text:p>
          </table:table-cell>
          <table:table-cell office:value-type="float" office:value="0" table:style-name="ce64">
            <text:p>0</text:p>
          </table:table-cell>
          <table:table-cell office:value-type="float" office:value="0" table:style-name="ce61">
            <text:p>0.0</text:p>
          </table:table-cell>
          <table:table-cell office:value-type="float" office:value="1303" table:formula="msoxl:=SUM(D8,F8,H8,J8,L8,N8)" table:content-validation-name="val1" table:style-name="ce47">
            <text:p>1,303</text:p>
          </table:table-cell>
          <table:table-cell office:value-type="float" office:value="1251.5" table:formula="msoxl:=SUM(E8,G8,I8,K8,M8,O8)" table:content-validation-name="val1" table:style-name="ce48">
            <text:p>1252</text:p>
          </table:table-cell>
          <table:table-cell office:value-type="float" office:value="71" table:style-name="ce64">
            <text:p>71</text:p>
          </table:table-cell>
          <table:table-cell office:value-type="float" office:value="40.41538461538461" table:style-name="ce61">
            <text:p>40.4</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71" table:formula="msoxl:=SUM(R8,T8,V8,X8,)" table:style-name="ce49">
            <text:p>71</text:p>
          </table:table-cell>
          <table:table-cell office:value-type="float" office:value="40.41538461538461" table:formula="msoxl:=SUM(S8,U8,W8,Y8)" table:style-name="ce50">
            <text:p>40</text:p>
          </table:table-cell>
          <table:table-cell office:value-type="float" office:value="1374" table:formula="msoxl:=P8+Z8" table:content-validation-name="val1" table:style-name="ce51">
            <text:p>1,374</text:p>
          </table:table-cell>
          <table:table-cell office:value-type="float" office:value="1291.9153846153847" table:formula="msoxl:=Q8+AA8" table:content-validation-name="val1" table:style-name="ce51">
            <text:p>1,292</text:p>
          </table:table-cell>
          <table:table-cell office:value-type="currency" office:value="4731544.99" table:content-validation-name="val3" table:style-name="ce52">
            <text:p>£4,731,544.99</text:p>
          </table:table-cell>
          <table:table-cell office:value-type="currency" office:value="311800.859999999" table:content-validation-name="val3" table:style-name="ce53">
            <text:p>£311,800.86</text:p>
          </table:table-cell>
          <table:table-cell office:value-type="currency" office:value="19450" table:content-validation-name="val3" table:style-name="ce53">
            <text:p>£19,450.00</text:p>
          </table:table-cell>
          <table:table-cell office:value-type="currency" office:value="14085.41" table:content-validation-name="val3" table:style-name="ce53">
            <text:p>£14,085.41</text:p>
          </table:table-cell>
          <table:table-cell office:value-type="currency" office:value="1033056.72" table:content-validation-name="val3" table:style-name="ce53">
            <text:p>£1,033,056.72</text:p>
          </table:table-cell>
          <table:table-cell office:value-type="currency" office:value="481890.75000000151" table:content-validation-name="val3" table:style-name="ce53">
            <text:p>£481,890.75</text:p>
          </table:table-cell>
          <table:table-cell office:value-type="currency" office:value="6591828.7300000014" table:formula="msoxl:=SUM(AD8:AI8)" table:style-name="ce54">
            <text:p>£6,591,828.73</text:p>
          </table:table-cell>
          <table:table-cell office:value-type="currency" office:value="129882.81999999999" table:content-validation-name="val3" table:style-name="ce55">
            <text:p>£129,882.82</text:p>
          </table:table-cell>
          <table:table-cell office:value-type="currency" office:value="0" table:content-validation-name="val3" table:style-name="ce55">
            <text:p>£0.00</text:p>
          </table:table-cell>
          <table:table-cell office:value-type="currency" office:value="129882.81999999999" table:formula="msoxl:=SUM(AK8:AL8)" table:style-name="ce56">
            <text:p>£129,882.82</text:p>
          </table:table-cell>
          <table:table-cell office:value-type="currency" office:value="6721711.5500000017" table:formula="msoxl:=SUM(AM8,AJ8)" table:style-name="ce56">
            <text:p>£6,721,711.55</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Office of Qualifications &amp; Examinations Regulation</text:p>
          </table:table-cell>
          <table:table-cell office:value-type="string" table:style-name="ce63">
            <text:p>Non-Ministerial Department</text:p>
          </table:table-cell>
          <table:table-cell office:value-type="string" table:style-name="ce80">
            <text:p>Department for Education</text:p>
          </table:table-cell>
          <table:table-cell office:value-type="float" office:value="4" table:style-name="ce64">
            <text:p>4</text:p>
          </table:table-cell>
          <table:table-cell office:value-type="float" office:value="4" table:style-name="ce61">
            <text:p>4.0</text:p>
          </table:table-cell>
          <table:table-cell office:value-type="float" office:value="26" table:style-name="ce64">
            <text:p>26</text:p>
          </table:table-cell>
          <table:table-cell office:value-type="float" office:value="24.82" table:style-name="ce61">
            <text:p>24.8</text:p>
          </table:table-cell>
          <table:table-cell office:value-type="float" office:value="101" table:style-name="ce64">
            <text:p>101</text:p>
          </table:table-cell>
          <table:table-cell office:value-type="float" office:value="100.38" table:style-name="ce61">
            <text:p>100.4</text:p>
          </table:table-cell>
          <table:table-cell office:value-type="float" office:value="51" table:style-name="ce64">
            <text:p>51</text:p>
          </table:table-cell>
          <table:table-cell office:value-type="float" office:value="49.88" table:style-name="ce61">
            <text:p>49.9</text:p>
          </table:table-cell>
          <table:table-cell office:value-type="float" office:value="11" table:style-name="ce64">
            <text:p>11</text:p>
          </table:table-cell>
          <table:table-cell office:value-type="float" office:value="11" table:style-name="ce61">
            <text:p>11.0</text:p>
          </table:table-cell>
          <table:table-cell office:value-type="float" office:value="0" table:style-name="ce64">
            <text:p>0</text:p>
          </table:table-cell>
          <table:table-cell office:value-type="float" office:value="0" table:style-name="ce61">
            <text:p>0.0</text:p>
          </table:table-cell>
          <table:table-cell office:value-type="float" office:value="193" table:formula="msoxl:=SUM(D9,F9,H9,J9,L9,N9)" table:content-validation-name="val1" table:style-name="ce47">
            <text:p>193</text:p>
          </table:table-cell>
          <table:table-cell office:value-type="float" office:value="190.07999999999998" table:formula="msoxl:=SUM(E9,G9,I9,K9,M9,O9)" table:content-validation-name="val1" table:style-name="ce48">
            <text:p>190</text:p>
          </table:table-cell>
          <table:table-cell office:value-type="float" office:value="17" table:style-name="ce64">
            <text:p>17</text:p>
          </table:table-cell>
          <table:table-cell office:value-type="float" office:value="17" table:style-name="ce61">
            <text:p>17.0</text:p>
          </table:table-cell>
          <table:table-cell office:value-type="float" office:value="3" table:style-name="ce64">
            <text:p>3</text:p>
          </table:table-cell>
          <table:table-cell office:value-type="float" office:value="2.4" table:style-name="ce61">
            <text:p>2.4</text:p>
          </table:table-cell>
          <table:table-cell office:value-type="float" office:value="16" table:style-name="ce64">
            <text:p>16</text:p>
          </table:table-cell>
          <table:table-cell office:value-type="float" office:value="15.6" table:style-name="ce61">
            <text:p>15.6</text:p>
          </table:table-cell>
          <table:table-cell office:value-type="float" office:value="0" table:style-name="ce64">
            <text:p>0</text:p>
          </table:table-cell>
          <table:table-cell office:value-type="float" office:value="0" table:style-name="ce61">
            <text:p>0.0</text:p>
          </table:table-cell>
          <table:table-cell office:value-type="float" office:value="36" table:formula="msoxl:=SUM(R9,T9,V9,X9,)" table:style-name="ce49">
            <text:p>36</text:p>
          </table:table-cell>
          <table:table-cell office:value-type="float" office:value="35" table:formula="msoxl:=SUM(S9,U9,W9,Y9)" table:style-name="ce50">
            <text:p>35</text:p>
          </table:table-cell>
          <table:table-cell office:value-type="float" office:value="229" table:formula="msoxl:=P9+Z9" table:content-validation-name="val1" table:style-name="ce51">
            <text:p>229</text:p>
          </table:table-cell>
          <table:table-cell office:value-type="float" office:value="225.07999999999998" table:formula="msoxl:=Q9+AA9" table:content-validation-name="val1" table:style-name="ce51">
            <text:p>225</text:p>
          </table:table-cell>
          <table:table-cell office:value-type="currency" office:value="681460" table:content-validation-name="val3" table:style-name="ce52">
            <text:p>£681,460.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126876" table:content-validation-name="val3" table:style-name="ce53">
            <text:p>£126,876.00</text:p>
          </table:table-cell>
          <table:table-cell office:value-type="currency" office:value="61919" table:content-validation-name="val3" table:style-name="ce53">
            <text:p>£61,919.00</text:p>
          </table:table-cell>
          <table:table-cell office:value-type="currency" office:value="870255" table:formula="msoxl:=SUM(AD9:AI9)" table:style-name="ce54">
            <text:p>£870,255.00</text:p>
          </table:table-cell>
          <table:table-cell office:value-type="currency" office:value="291411" table:content-validation-name="val3" table:style-name="ce55">
            <text:p>£291,411.00</text:p>
          </table:table-cell>
          <table:table-cell office:value-type="currency" office:value="0" table:content-validation-name="val3" table:style-name="ce55">
            <text:p>£0.00</text:p>
          </table:table-cell>
          <table:table-cell office:value-type="currency" office:value="291411" table:formula="msoxl:=SUM(AK9:AL9)" table:style-name="ce56">
            <text:p>£291,411.00</text:p>
          </table:table-cell>
          <table:table-cell office:value-type="currency" office:value="1161666" table:formula="msoxl:=SUM(AM9,AJ9)" table:style-name="ce56">
            <text:p>£1,161,666.00</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43">
            <text:p>The Office of the Children's Commissioner</text:p>
          </table:table-cell>
          <table:table-cell office:value-type="string" table:style-name="ce63">
            <text:p>Executive Non-Departmental Public Body</text:p>
          </table:table-cell>
          <table:table-cell office:value-type="string" table:style-name="ce80">
            <text:p>Department for Education</text:p>
          </table:table-cell>
          <table:table-cell office:value-type="float" office:value="1" table:style-name="ce64">
            <text:p>1</text:p>
          </table:table-cell>
          <table:table-cell office:value-type="float" office:value="1" table:style-name="ce61">
            <text:p>1.0</text:p>
          </table:table-cell>
          <table:table-cell office:value-type="float" office:value="7" table:style-name="ce64">
            <text:p>7</text:p>
          </table:table-cell>
          <table:table-cell office:value-type="float" office:value="7" table:style-name="ce61">
            <text:p>7.0</text:p>
          </table:table-cell>
          <table:table-cell office:value-type="float" office:value="9" table:style-name="ce64">
            <text:p>9</text:p>
          </table:table-cell>
          <table:table-cell office:value-type="float" office:value="8" table:style-name="ce61">
            <text:p>8.0</text:p>
          </table:table-cell>
          <table:table-cell office:value-type="float" office:value="11" table:style-name="ce64">
            <text:p>11</text:p>
          </table:table-cell>
          <table:table-cell office:value-type="float" office:value="8.4" table:style-name="ce61">
            <text:p>8.4</text:p>
          </table:table-cell>
          <table:table-cell office:value-type="float" office:value="2" table:style-name="ce64">
            <text:p>2</text:p>
          </table:table-cell>
          <table:table-cell office:value-type="float" office:value="2" table:style-name="ce61">
            <text:p>2.0</text:p>
          </table:table-cell>
          <table:table-cell table:style-name="ce64"/>
          <table:table-cell table:style-name="ce61"/>
          <table:table-cell office:value-type="float" office:value="30" table:formula="msoxl:=SUM(D10,F10,H10,J10,L10,N10)" table:content-validation-name="val1" table:style-name="ce47">
            <text:p>30</text:p>
          </table:table-cell>
          <table:table-cell office:value-type="float" office:value="26.4" table:formula="msoxl:=SUM(E10,G10,I10,K10,M10,O10)" table:content-validation-name="val1" table:style-name="ce48">
            <text:p>26</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style-name="ce64">
            <text:p>0</text:p>
          </table:table-cell>
          <table:table-cell office:value-type="float" office:value="0" table:style-name="ce61">
            <text:p>0.0</text:p>
          </table:table-cell>
          <table:table-cell office:value-type="float" office:value="0" table:formula="msoxl:=SUM(R10,T10,V10,X10,)" table:style-name="ce49">
            <text:p>0</text:p>
          </table:table-cell>
          <table:table-cell office:value-type="float" office:value="0" table:formula="msoxl:=SUM(S10,U10,W10,Y10)" table:style-name="ce50">
            <text:p>0</text:p>
          </table:table-cell>
          <table:table-cell office:value-type="float" office:value="30" table:formula="msoxl:=P10+Z10" table:content-validation-name="val1" table:style-name="ce51">
            <text:p>30</text:p>
          </table:table-cell>
          <table:table-cell office:value-type="float" office:value="26.4" table:formula="msoxl:=Q10+AA10" table:content-validation-name="val1" table:style-name="ce51">
            <text:p>26</text:p>
          </table:table-cell>
          <table:table-cell office:value-type="currency" office:value="112272.13" table:content-validation-name="val3" table:style-name="ce52">
            <text:p>£112,272.13</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0" table:content-validation-name="val3" table:style-name="ce53">
            <text:p>£0.00</text:p>
          </table:table-cell>
          <table:table-cell office:value-type="currency" office:value="23109.34" table:content-validation-name="val3" table:style-name="ce53">
            <text:p>£23,109.34</text:p>
          </table:table-cell>
          <table:table-cell office:value-type="currency" office:value="9830.6200000000008" table:content-validation-name="val3" table:style-name="ce53">
            <text:p>£9,830.62</text:p>
          </table:table-cell>
          <table:table-cell office:value-type="currency" office:value="145212.09" table:formula="msoxl:=SUM(AD10:AI10)" table:style-name="ce54">
            <text:p>£145,212.09</text:p>
          </table:table-cell>
          <table:table-cell office:value-type="currency" office:value="0" table:content-validation-name="val3" table:style-name="ce55">
            <text:p>£0.00</text:p>
          </table:table-cell>
          <table:table-cell office:value-type="currency" office:value="0" table:content-validation-name="val3" table:style-name="ce55">
            <text:p>£0.00</text:p>
          </table:table-cell>
          <table:table-cell office:value-type="currency" office:value="0" table:formula="msoxl:=SUM(AK10:AL10)" table:style-name="ce56">
            <text:p>£0.00</text:p>
          </table:table-cell>
          <table:table-cell office:value-type="currency" office:value="145212.09" table:formula="msoxl:=SUM(AM10,AJ10)" table:style-name="ce56">
            <text:p>£145,212.09</text:p>
          </table:table-cell>
          <table:table-cell table:content-validation-name="val1" table:style-name="ce5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0" table:style-name="ro4">
          <table:table-cell table:style-name="ce3"/>
          <table:table-cell table:style-name="ce78"/>
          <table:table-cell table:style-name="ce81"/>
          <table:table-cell table:style-name="ce82"/>
          <table:table-cell table:style-name="ce73"/>
          <table:table-cell table:style-name="ce74"/>
          <table:table-cell table:style-name="ce75"/>
          <table:table-cell table:style-name="ce76"/>
          <table:table-cell table:style-name="ce77"/>
          <table:table-cell table:style-name="ce87"/>
          <table:table-cell table:style-name="ce84"/>
          <table:table-cell table:style-name="ce83"/>
          <table:table-cell table:style-name="ce85"/>
          <table:table-cell table:style-name="ce86"/>
          <table:table-cell table:style-name="ce88"/>
          <table:table-cell table:content-validation-name="val1" table:style-name="ce13"/>
          <table:table-cell table:content-validation-name="val1" table:style-name="ce13"/>
          <table:table-cell table:style-name="ce66"/>
          <table:table-cell table:style-name="ce65"/>
          <table:table-cell table:style-name="ce71"/>
          <table:table-cell table:style-name="ce72"/>
          <table:table-cell table:style-name="ce67"/>
          <table:table-cell table:style-name="ce68"/>
          <table:table-cell table:style-name="ce69"/>
          <table:table-cell table:style-name="ce70"/>
          <table:table-cell table:number-columns-repeated="2" table:style-name="ce14"/>
          <table:table-cell table:content-validation-name="val1" table:style-name="ce4"/>
          <table:table-cell table:content-validation-name="val1" table:style-name="ce4"/>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content-validation-name="val2" table:style-name="ce6"/>
          <table:table-cell table:style-name="ce7"/>
          <table:table-cell table:content-validation-name="val2" table:style-name="ce5"/>
          <table:table-cell table:content-validation-name="val2" table:style-name="ce5"/>
          <table:table-cell table:number-columns-repeated="2" table:style-name="ce8"/>
          <table:table-cell table:content-validation-name="val1" table:style-name="ce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15"/>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Times New Roman" svg:font-family="&quot;Times New Roman&quot;"/>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number-style style:name="N8P0">
      <number:number number:decimal-places="2" number:min-integer-digits="1" number:grouping="true"/>
    </number:number-style>
    <number:number-style style:name="N8">
      <style:text-properties fo:color="#FF0000"/>
      <number:text>-</number:text>
      <number:number number:decimal-places="2" number:min-integer-digits="1" number:grouping="true"/>
      <style:map style:condition="value()&gt;=0" style:apply-style-name="N8P0"/>
    </number:number-style>
    <number:date-style style:name="N19">
      <number:day number:style="long"/>
      <number:text>/</number:text>
      <number:month number:style="long"/>
      <number:text>/</number:text>
      <number:year number:style="long"/>
    </number:date-style>
    <number:time-style style:name="N25">
      <number:hours number:style="long"/>
      <number:text>:</number:text>
      <number:minutes number:style="long"/>
    </number:time-style>
    <number:currency-style style:name="N34P0">
      <number:text> </number:text>
      <number:currency-symbol>£</number:currency-symbol>
      <number:number number:decimal-places="2" number:min-integer-digits="1" number:grouping="true"/>
      <number:text> </number:text>
    </number:currency-style>
    <number:currency-style style:name="N34P1">
      <number:text>-</number:text>
      <number:currency-symbol>£</number:currency-symbol>
      <number:number number:decimal-places="2" number:min-integer-digits="1" number:grouping="true"/>
      <number:text> </number:text>
    </number:currency-style>
    <number:currency-style style:name="N34P2">
      <number:text> </number:text>
      <number:currency-symbol>£</number:currency-symbol>
      <number:text>-</number:text>
      <number:number number:decimal-places="0" number:min-integer-digits="2"/>
      <number:text> </number:text>
    </number:currency-style>
    <number:text-style style:name="N34">
      <number:text> </number:text>
      <number:text-content/>
      <number:text> </number:text>
      <style:map style:condition="value()&gt;0" style:apply-style-name="N34P0"/>
      <style:map style:condition="value()&lt;0" style:apply-style-name="N34P1"/>
      <style:map style:condition="value()=0" style:apply-style-name="N34P2"/>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number:embedded-text number:position="0">)</number:embedded-text>
      </number:number>
      <style:map style:condition="value()&gt;=0" style:apply-style-name="N37P0"/>
    </number:number-style>
    <number:date-style style:name="N38">
      <number:day number:style="long"/>
      <number:text>:</number:text>
      <number:hours number:style="long"/>
      <number:text>:</number:text>
      <number:minutes number:style="long"/>
    </number:date-style>
    <number:date-style style:name="N39">
      <number:day-of-week/>
      <number:day number:style="long"/>
      <number:text>/</number:text>
      <number:month number:style="long"/>
      <number:text>/</number:text>
      <number:year number:style="long"/>
    </number:date-style>
    <number:date-style style:name="N40">
      <number:day-of-week number:style="long"/>
      <number:day number:style="long"/>
      <number:text>/</number:text>
      <number:month number:style="long"/>
      <number:text>/</number:text>
      <number:year number:style="long"/>
    </number:date-style>
    <number:number-style style:name="N41">
      <number:number number:decimal-places="0" number:min-integer-digits="11">
        <number:embedded-text number:position="5">.</number:embedded-text>
        <number:embedded-text number:position="7">.</number:embedded-text>
      </number:number>
    </number:number-style>
    <number:number-style style:name="N42">
      <number:number number:decimal-places="0" number:min-integer-digits="11">
        <number:embedded-text number:position="5"> </number:embedded-text>
      </number:number>
    </number:number-style>
    <number:number-style style:name="N43P0">
      <number:number number:decimal-places="0" number:min-integer-digits="4"/>
    </number:number-style>
    <number:number-style style:name="N43">
      <number:number number:min-integer-digits="1"/>
      <style:map style:condition="value()&lt;=9999" style:apply-style-name="N43P0"/>
    </number:number-style>
    <number:number-style style:name="N44P0">
      <number:text>N-</number:text>
      <number:number number:decimal-places="0" number:min-integer-digits="4"/>
    </number:number-style>
    <number:number-style style:name="N44">
      <number:number number:min-integer-digits="1"/>
      <style:map style:condition="value()&lt;=9999" style:apply-style-name="N44P0"/>
    </number:number-style>
    <number:text-style style:name="N45P0"/>
    <number:text-style style:name="N45P1"/>
    <number:text-style style:name="N45P2"/>
    <number:text-style style:name="N45">
      <style:map style:condition="value()&gt;0" style:apply-style-name="N45P0"/>
      <style:map style:condition="value()&lt;0" style:apply-style-name="N45P1"/>
      <style:map style:condition="value()=0" style:apply-style-name="N45P2"/>
    </number:text-style>
    <number:text-style style:name="N46P0"/>
    <number:text-style style:name="N46P1"/>
    <number:text-style style:name="N46">
      <style:map style:condition="value()&gt;0" style:apply-style-name="N46P0"/>
      <style:map style:condition="value()&lt;0" style:apply-style-name="N46P1"/>
    </number:text-style>
    <number:number-style style:name="N47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47">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47P0"/>
    </number:number-style>
    <number:time-style style:name="N48" number:truncate-on-overflow="false">
      <number:hours/>
      <number:text>:</number:text>
      <number:minutes number:style="long"/>
    </number:time-style>
    <number:time-style style:name="N49" number:truncate-on-overflow="false">
      <number:hours number:style="long"/>
      <number:text>:</number:text>
      <number:minutes number:style="long"/>
    </number:time-style>
    <number:number-style style:name="N50">
      <number:number number:decimal-places="0" number:min-integer-digits="2"/>
    </number:number-style>
    <number:number-style style:name="N51">
      <number:number number:decimal-places="0" number:min-integer-digits="3"/>
    </number:number-style>
    <number:number-style style:name="N52">
      <number:number number:decimal-places="0" number:min-integer-digits="1" number:grouping="true" number:display-factor="1000"/>
    </number:number-style>
    <number:number-style style:name="N53P0">
      <style:text-properties fo:color="#0000FF"/>
      <number:number number:decimal-places="2" number:min-integer-digits="1" number:grouping="true"/>
    </number:number-style>
    <number:number-style style:name="N53P1">
      <style:text-properties fo:color="#FF0000"/>
      <number:text>-</number:text>
      <number:number number:decimal-places="2" number:min-integer-digits="1" number:grouping="true"/>
    </number:number-style>
    <number:number-style style:name="N53">
      <number:number number:decimal-places="2" number:min-integer-digits="1"/>
      <style:map style:condition="value()&gt;0" style:apply-style-name="N53P0"/>
      <style:map style:condition="value()&lt;0" style:apply-style-name="N53P1"/>
    </number:number-style>
    <number:number-style style:name="N54P0">
      <number:text>kr</number:text>
      <number:number number:decimal-places="0" number:min-integer-digits="1" number:grouping="true" number:display-factor="1000"/>
    </number:number-style>
    <number:number-style style:name="N54">
      <number:text>kr-</number:text>
      <number:number number:decimal-places="0" number:min-integer-digits="1" number:grouping="true" number:display-factor="1000"/>
      <style:map style:condition="value()&gt;=0" style:apply-style-name="N54P0"/>
    </number:number-style>
    <number:number-style style:name="N55P0">
      <style:text-properties fo:color="#0000FF"/>
      <number:text>kr</number:text>
      <number:number number:decimal-places="2" number:min-integer-digits="1" number:grouping="true"/>
    </number:number-style>
    <number:number-style style:name="N55P1">
      <style:text-properties fo:color="#FF0000"/>
      <number:text>kr-</number:text>
      <number:number number:decimal-places="2" number:min-integer-digits="1" number:grouping="true"/>
    </number:number-style>
    <number:number-style style:name="N55">
      <number:number number:decimal-places="2" number:min-integer-digits="1"/>
      <style:map style:condition="value()&gt;0" style:apply-style-name="N55P0"/>
      <style:map style:condition="value()&lt;0" style:apply-style-name="N55P1"/>
    </number:number-style>
    <number:currency-style style:name="N58">
      <number:currency-symbol>£</number:currency-symbol>
      <number:number number:decimal-places="2" number:min-integer-digits="1" number:grouping="true"/>
    </number:currency-style>
    <number:number-style style:name="N59">
      <number:number number:decimal-places="1" number:min-integer-digits="1" number:grouping="true"/>
    </number:number-style>
    <style:style style:name="_32_1" style:display-name=" 1" style:family="table-cell" style:data-style-name="N0">
      <style:table-cell-properties style:vertical-align="automatic" fo:background-color="transparent"/>
      <style:text-properties fo:color="#000000" fo:font-size="10pt" style:font-size-asian="10pt" style:font-size-complex="10pt"/>
    </style:style>
    <style:style style:name="_13__10_JournalTemplate_61_C_58__92_COMFO_92_CTALK_92_JOURSTD.TPL_13__10_LbStateAddress_61_3_32_3_32_0_32_251_32_1_32_89_32_2_32_311_13__10_LbStateJou" style:display-name="&#10;JournalTemplate=C:\COMFO\CTALK\JOURSTD.TPL&#10;LbStateAddress=3 3 0 251 1 89 2 311&#10;LbStateJou"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_37_" style:display-name="%" style:family="table-cell" style:data-style-name="N0">
      <style:table-cell-properties style:vertical-align="automatic" fo:background-color="transparent"/>
      <style:text-properties fo:color="#000000"/>
    </style:style>
    <style:style style:name="_197_rMndDag" style:display-name="ÅrMndDag" style:family="table-cell" style:data-style-name="N36"/>
    <style:style style:name="Caption" style:family="table-cell" style:data-style-name="N37">
      <style:table-cell-properties style:vertical-align="automatic" fo:background-color="#000080" style:cell-protect="none"/>
      <style:text-properties fo:color="#FFFFFF" fo:font-size="11pt" style:font-size-asian="11pt" style:font-size-complex="11pt"/>
    </style:style>
    <style:style style:name="Comma_32_2" style:display-name="Comma 2" style:family="table-cell" style:data-style-name="N35"/>
    <style:style style:name="Comma_32_3" style:display-name="Comma 3" style:family="table-cell" style:data-style-name="N35"/>
    <style:style style:name="Comma_32_4" style:display-name="Comma 4" style:family="table-cell" style:data-style-name="N35"/>
    <style:style style:name="Comma_32_5" style:display-name="Comma 5" style:family="table-cell" style:data-style-name="N35"/>
    <style:style style:name="Comma_32_5_32_2" style:display-name="Comma 5 2" style:family="table-cell" style:data-style-name="N35"/>
    <style:style style:name="Comma_32_6" style:display-name="Comma 6" style:family="table-cell" style:data-style-name="N35"/>
    <style:style style:name="Comma_32_7" style:display-name="Comma 7" style:family="table-cell" style:data-style-name="N35"/>
    <style:style style:name="Currency_32_2" style:display-name="Currency 2" style:family="table-cell" style:data-style-name="N34"/>
    <style:style style:name="DagerOgTimer" style:family="table-cell" style:data-style-name="N38"/>
    <style:style style:name="DagOgDato" style:family="table-cell" style:data-style-name="N39"/>
    <style:style style:name="DagOgDatoLang" style:family="table-cell" style:data-style-name="N40"/>
    <style:style style:name="Dato" style:family="table-cell" style:data-style-name="N19"/>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JusterBunn" style:family="table-cell" style:data-style-name="N0">
      <style:table-cell-properties style:vertical-align="automatic"/>
    </style:style>
    <style:style style:name="JusterMidtstill" style:family="table-cell" style:data-style-name="N0">
      <style:table-cell-properties style:vertical-align="automatic"/>
    </style:style>
    <style:style style:name="JusterTopp" style:family="table-cell" style:data-style-name="N0">
      <style:table-cell-properties style:vertical-align="top"/>
    </style:style>
    <style:style style:name="Klokkeslett" style:family="table-cell" style:data-style-name="N25"/>
    <style:style style:name="Konto" style:family="table-cell" style:data-style-name="N41"/>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ext-properties fo:color="#000000"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text-properties fo:color="#000000"/>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5_32_2" style:display-name="Normal 5 2" style:family="table-cell" style:data-style-name="N0">
      <style:table-cell-properties style:vertical-align="automatic" fo:background-color="transparent"/>
      <style:text-properties fo:color="#000000"/>
    </style:style>
    <style:style style:name="Normal_32_6" style:display-name="Normal 6" style:family="table-cell" style:data-style-name="N0">
      <style:table-cell-properties style:vertical-align="automatic" fo:background-color="transparent"/>
      <style:text-properties fo:color="#000000"/>
    </style:style>
    <style:style style:name="Normal_32_7" style:display-name="Normal 7" style:family="table-cell" style:data-style-name="N0">
      <style:table-cell-properties style:vertical-align="automatic" fo:background-color="transparent"/>
      <style:text-properties fo:color="#000000" fo:font-size="10pt" style:font-size-asian="10pt" style:font-size-complex="10pt"/>
    </style:style>
    <style:style style:name="Normal_32_8" style:display-name="Normal 8" style:family="table-cell" style:data-style-name="N0">
      <style:table-cell-properties style:vertical-align="automatic" fo:background-color="transparent"/>
      <style:text-properties fo:color="#000000"/>
    </style:style>
    <style:style style:name="Normal_32_9" style:display-name="Normal 9" style:family="table-cell" style:data-style-name="N0">
      <style:table-cell-properties style:vertical-align="automatic" fo:background-color="transparent"/>
    </style:style>
    <style:style style:name="Output_32_Amounts" style:display-name="Output Amounts" style:family="table-cell" style:data-style-name="N8">
      <style:table-cell-properties style:vertical-align="automatic" fo:background-color="#FFFFFF" style:repeat-content="false"/>
      <style:paragraph-properties fo:text-align="end" fo:margin-right="0cm"/>
      <style:text-properties fo:color="#000000" style:font-name="Times New Roman" style:font-name-asian="Times New Roman" style:font-name-complex="Times New Roman" fo:font-size="11pt" style:font-size-asian="11pt" style:font-size-complex="11pt" style:font-family-generic="roman"/>
    </style:style>
    <style:style style:name="PersonNr" style:family="table-cell" style:data-style-name="N42"/>
    <style:style style:name="PostNr" style:family="table-cell" style:data-style-name="N43"/>
    <style:style style:name="PostNrNorge" style:family="table-cell" style:data-style-name="N44"/>
    <style:style style:name="SkjulAlt" style:family="table-cell" style:data-style-name="N45"/>
    <style:style style:name="SkjulTall" style:family="table-cell" style:data-style-name="N46"/>
    <style:style style:name="Telefon" style:family="table-cell" style:data-style-name="N47"/>
    <style:style style:name="Timer1" style:family="table-cell" style:data-style-name="N48"/>
    <style:style style:name="Timer2" style:family="table-cell" style:data-style-name="N49"/>
    <style:style style:name="ToSiffer" style:family="table-cell" style:data-style-name="N50"/>
    <style:style style:name="TreSiffer" style:family="table-cell" style:data-style-name="N51"/>
    <style:style style:name="Tusenskille1000" style:family="table-cell" style:data-style-name="N52"/>
    <style:style style:name="TusenskilleFarger" style:family="table-cell" style:data-style-name="N53"/>
    <style:style style:name="Valuta1000" style:family="table-cell" style:data-style-name="N54"/>
    <style:style style:name="ValutaFarger" style:family="table-cell" style:data-style-name="N55"/>
    <style:style style:name="cf1" style:family="table-cell">
      <style:table-cell-properties fo:background-color="#FF0000"/>
    </style:style>
    <style:style style:name="cf2" style:family="table-cell">
      <style:table-cell-properties fo:background-color="#FF0000"/>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Hannah Braine</meta:initial-creator>
    <dc:creator>BURNETT, Lynne</dc:creator>
    <meta:creation-date>2011-03-30T15:28:39Z</meta:creation-date>
    <dc:date>2014-11-26T12:26:27Z</dc:date>
    <meta:print-date>2011-05-16T09:46:00Z</meta:print-date>
    <meta:user-defined meta:name="bjDocumentSecurityLabel">UNCLASSIFIED</meta:user-defined>
    <meta:user-defined meta:name="Document Security Label">UNCLASSIFIED</meta:user-defined>
    <meta:user-defined meta:name="bjDocumentSecurityXML">&lt;label version="1.0"&gt;&lt;element uid="id_newpolicy" value=""/&gt;&lt;element uid="id_unclassified" value=""/&gt;&lt;/label&gt;</meta:user-defined>
    <meta:user-defined meta:name="bjDocumentSecurityPolicyProp">UK</meta:user-defined>
    <meta:user-defined meta:name="bjDocumentSecurityPolicyPropID">id_newpolicy</meta:user-defined>
    <meta:user-defined meta:name="bjDocumentSecurityProp1">UNCLASSIFIED</meta:user-defined>
    <meta:user-defined meta:name="bjSecLabelProp1ID">id_unclassified</meta:user-defined>
    <meta:user-defined meta:name="bjDocumentSecurityProp2"/>
    <meta:user-defined meta:name="bjSecLabelProp2ID"/>
    <meta:user-defined meta:name="bjDocumentSecurityProp3"/>
    <meta:user-defined meta:name="bjSecLabelProp3ID"/>
    <meta:user-defined meta:name="eGMS.protectiveMarking"/>
    <meta:user-defined meta:name="docIndexRef">a265044b-e7ee-4772-8713-3406c630a19a</meta:user-defined>
    <meta:user-defined meta:name="SV_QUERY_LIST_4F35BF76-6C0D-4D9B-82B2-816C12CF3733">empty_477D106A-C0D6-4607-AEBD-E2C9D60EA279</meta:user-defined>
  </office:meta>
</office:document-meta>
</file>